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70a6"/>
    </style:style>
    <style:style style:name="P2" style:family="paragraph" style:parent-style-name="Title">
      <style:text-properties officeooo:rsid="000970a6" officeooo:paragraph-rsid="000970a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70a6"/>
    </style:style>
    <style:style style:name="T3" style:family="text">
      <style:text-properties style:text-underline-style="none" officeooo:rsid="000fecfd"/>
    </style:style>
    <style:style style:name="T4" style:family="text">
      <style:text-properties officeooo:rsid="000b0a28"/>
    </style:style>
    <style:style style:name="T5" style:family="text">
      <style:text-properties style:text-underline-style="solid" style:text-underline-width="auto" style:text-underline-color="font-color" officeooo:rsid="000970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éance informatique<text:line-break/>Scratch : course</text:p>
      <text:p text:style-name="P1"><text:span text:style-name="T5">Objectif :</text:span><text:span text:style-name="T2"> Familiariser les élèves avec Scratch, comprendre les blocks de mouvement. </text:span><text:span text:style-name="T3">Créer un petit jeu interactif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1-27T13:46:43.091750878</dc:date>
    <meta:editing-duration>PT5M2S</meta:editing-duration>
    <meta:editing-cycles>6</meta:editing-cycles>
    <meta:document-statistic meta:table-count="0" meta:image-count="0" meta:object-count="0" meta:page-count="1" meta:paragraph-count="2" meta:word-count="22" meta:character-count="151" meta:non-whitespace-character-count="131"/>
  </office:meta>
</office:document-meta>
</file>